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MRoman12-Bold1" svg:font-family="LMRoman12-Bold"/>
    <style:font-face style:name="LMRoman12-Italic1" svg:font-family="LMRoman12-Italic"/>
    <style:font-face style:name="LMRoman12-Regular" svg:font-family="LMRoman12-Regular"/>
    <style:font-face style:name="LMRoman12-Bold" svg:font-family="LMRoman12-Bold" style:font-pitch="variable"/>
    <style:font-face style:name="LMRoman12-Italic" svg:font-family="LMRoman12-Italic" style:font-pitch="variable"/>
    <style:font-face style:name="LMRoman12-Regular1" svg:font-family="LMRoman12-Regular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4.78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style:paragraph-properties fo:margin-left="0cm" fo:margin-right="0cm" fo:margin-top="0cm" fo:margin-bottom="0.5cm" fo:text-indent="0cm" style:text-autospace="ideograph-alpha" style:punctuation-wrap="hanging"/>
    </style:style>
    <style:style style:name="P5" style:family="paragraph">
      <style:paragraph-properties style:writing-mode="lr-tb"/>
      <style:text-properties style:font-name="Source Sans Pro Semibold1" fo:font-size="32pt" style:font-size-asian="32pt" style:font-size-complex="3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Source Sans Pro Semibold1" fo:font-size="32pt" style:font-name-asian="LMRoman12-Regular" style:font-size-asian="32pt" style:font-name-complex="LMRoman12-Regular" style:font-size-complex="32pt"/>
    </style:style>
    <style:style style:name="T3" style:family="text">
      <style:text-properties style:font-name="Source Sans Pro Semibold" fo:font-size="22pt" style:font-name-asian="LMRoman12-Regular" style:font-size-asian="22pt" style:font-name-complex="LMRoman12-Regular" style:font-size-complex="22pt"/>
    </style:style>
    <style:style style:name="T4" style:family="text">
      <style:text-properties style:font-name="Source Sans Pro Semibold" fo:font-size="22pt" fo:font-weight="bold" style:font-name-asian="LMRoman12-Bold1" style:font-size-asian="22pt" style:font-weight-asian="bold" style:font-name-complex="LMRoman12-Bold1" style:font-size-complex="2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22pt" fo:font-style="italic" fo:text-shadow="none" style:text-underline-style="none" fo:font-weight="normal" style:letter-kerning="true" style:font-name-asian="LMRoman12-Italic1" style:font-size-asian="22pt" style:font-style-asian="italic" style:font-weight-asian="normal" style:font-name-complex="LMRoman12-Italic1" style:font-size-complex="2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789cm" svg:x="1cm" svg:y="8.387cm" presentation:class="title" presentation:user-transformed="true">
          <draw:text-box>
            <text:p>Mise en place d’une solution complète d’administration de messagerie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Picasso Houessou</text:p>
          </draw:text-box>
        </draw:frame>
        <draw:frame draw:style-name="gr1" draw:text-style-name="P3" draw:layer="layout" svg:width="10cm" svg:height="2.385cm" svg:x="1.2cm" svg:y="0.6cm">
          <draw:text-box>
            <text:p><text:span text:style-name="T1">Soutenance de mémoire</text:span></text:p>
            <text:p><text:span text:style-name="T1">23 m ai 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hoix du sujet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Intérêt personnel</text:p>
              </text:list-item>
              <text:list-item>
                <text:p>Comparaison avec les pays anglo-saxons (USA, Cannada, Royaumme-Uni)</text:p>
              </text:list-item>
              <text:list-item>
                <text:p>Evolution du système du système scolaire et des outils d’apprentiss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Objectif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Mettre en place un serveur mail opérationnel pour l’ENEAM</text:p>
              </text:list-item>
              <text:list-item>
                <text:p>Il s’agit de déployer un serveur de messagerie et d’y proposer un accès par la technologie we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ntérêts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4"><text:span text:style-name="T2">Contribuer à améliorer la communication entre étudiants au sein de l’école</text:span></text:p>
              </text:list-item>
            </text:list>
            <text:list text:style-name="L4">
              <text:list-item>
                <text:p text:style-name="P4"><text:span text:style-name="T2">Permettre à l’administration et aux professeurs d’envoyer des informations directement à chaque étudiant</text:span></text:p>
              </text:list-item>
              <text:list-item>
                <text:p text:style-name="P4"><text:span text:style-name="T2">Permettre la conformité et la non divergence des informations relayées par les étudiants</text:span></text:p>
              </text:list-item>
              <text:list-item>
                <text:p text:style-name="P4"><text:span text:style-name="T2">Faciliter l’accès à certaines informa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Démarche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>Installer un serveur Linux Ubuntu qui va contenir un certain nombre de services :</text:p>
              </text:list-header>
              <text:list-item>
                <text:p>Un serveur SMTP et IMAP pour l’envoi et la réception des mails </text:p>
              </text:list-item>
              <text:list-item>
                <text:p>Un serveur web pour envoyer les mails depuis une application web (webmail)</text:p>
              </text:list-item>
              <text:list-item>
                <text:p>Un site web d’administration développé en PHP et en javascript pour créer des comptes mails et réaliser quelques tâches d’adminis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Démarche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Une base de donnée pour sauvegarder les informations d’authentification </text:p>
              </text:list-item>
              <text:list-item>
                <text:p>Un serveur FTP pour l’envoi des fichiers du site d’administration sur le serveur</text:p>
              </text:list-item>
              <text:list-item>
                <text:p>Des règles firewalls pour protéger le serveur </text:p>
              </text:list-item>
              <text:list-item>
                <text:p>Un anti-spam pour empêcher les spammeurs (spamassassin)</text:p>
              </text:list-item>
              <text:list-item>
                <text:p>Une communication sécurisée par le chiffrement et les certificats</text:p>
              </text:list-item>
              <text:list-item>
                <text:p>Un serveur DNS pour la résolution des noms de domain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Applicat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<text:span text:style-name="T3">Baké et Toto sont deux nouveaux étudiants de l’ENEAM. L’administrateur maître (master@eneam.da) va créer le compte administrateur </text:span><text:span text:style-name="T4">admin </text:span><text:span text:style-name="T3">(le login est </text:span><text:span text:style-name="T3"><text:a xlink:href="mailto:admin@eneam.da" xlink:type="simple">admin@eneam.da</text:a></text:span><text:span text:style-name="T3"><text:s/>et le mot de passe est </text:span><text:span text:style-name="T4">_Admin229@</text:span><text:span text:style-name="T3">). L’administrateur </text:span><text:span text:style-name="T4">admin </text:span><text:span text:style-name="T3">va créer les comptes emails de Baké et Toto. Pour cela, il se connecte à la plateforme www.admin.eneam.da. Une fois les comptes créés, Baké va se connecter par le webmail et va ensuite envoyer un message à Toto. Toto va lui aussi se connecter et répondre au mail reçu. L’administrateur </text:span><text:span text:style-name="T4">admin </text:span><text:span text:style-name="T3">va supprimer le compte de Béréké. De même, il va consulter la liste des services et arrêter temporairement le service mail pour raison de maintenance. </text:span></text:p>
                <text:p text:style-name="P4"><text:span text:style-name="T5">Bake → </text:span><text:span text:style-name="T5"><text:a xlink:href="mailto:bake@eneam.da" xlink:type="simple">bake@eneam.da</text:a></text:span><text:span text:style-name="T5"><text:s/>→ </text:span><text:span text:style-name="T5"><text:a xlink:href="mailto:Ba21@kesccT" xlink:type="simple">Ba21@kesccT</text:a></text:span><text:span text:style-name="T5"><text:s text:c="3"/>, Toto → </text:span><text:span text:style-name="T5"><text:a xlink:href="mailto:toto@eneam.da" xlink:type="simple">toto@eneam.da</text:a></text:span><text:span text:style-name="T5"><text:s/>→ </text:span><text:span text:style-name="T5"><text:a xlink:href="mailto:to21@kesccT" xlink:type="simple">to21@kesccT</text:a></text:span><text:span text:style-name="T5"><text:s text:c="2"/>, <text:s/>Bereke → <text:s/></text:span><text:span text:style-name="T5"><text:a xlink:href="mailto:bereke@ene" xlink:type="simple">bereke@ene</text:a></text:span><text:span text:style-name="T5">am.da → be_21@xcqwA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erspective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Ajouter un moteur de recherche</text:p>
              </text:list-item>
              <text:list-item>
                <text:p>Archiver tous les messages supprimés</text:p>
              </text:list-item>
              <text:list-item>
                <text:p>Permettre aux administrateurs la lecture des mails des utilisateurs depuis la plateforme d’administration</text:p>
              </text:list-item>
              <text:list-item>
                <text:p>Réorganiser la gestion des droits des administrateurs et des utilisateu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nclu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La messagerie électronique regroupe un ensemble de services qui permet l’échange de courriers électroniques</text:p>
              </text:list-item>
              <text:list-item>
                <text:p>La messagerie peut être utilisée au sein de l’école à des fin d’apprentissag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 presentation:user-transformed="true">
          <draw:text-box>
            <text:p>Merci de votre attention. Je laisse place aux questions.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MRoman12-Bold1" svg:font-family="LMRoman12-Bold"/>
    <style:font-face style:name="LMRoman12-Italic1" svg:font-family="LMRoman12-Italic"/>
    <style:font-face style:name="LMRoman12-Regular" svg:font-family="LMRoman12-Regular"/>
    <style:font-face style:name="LMRoman12-Bold" svg:font-family="LMRoman12-Bold" style:font-pitch="variable"/>
    <style:font-face style:name="LMRoman12-Italic" svg:font-family="LMRoman12-Italic" style:font-pitch="variable"/>
    <style:font-face style:name="LMRoman12-Regular1" svg:font-family="LMRoman12-Regular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fr" fo:country="BJ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10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10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10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0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10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2T15:19:25.970000000</meta:creation-date>
    <meta:editing-duration>PT2H2M42S</meta:editing-duration>
    <meta:editing-cycles>13</meta:editing-cycles>
    <meta:generator>LibreOffice/6.4.2.2$Windows_X86_64 LibreOffice_project/4e471d8c02c9c90f512f7f9ead8875b57fcb1ec3</meta:generator>
    <dc:title>Midnightblue</dc:title>
    <meta:initial-creator>Picasso Houessou</meta:initial-creator>
    <dc:date>2020-05-23T00:07:11.359000000</dc:date>
    <dc:creator>Picasso Houessou</dc:creator>
    <meta:document-statistic meta:object-count="88"/>
  </office:meta>
</office:document-meta>
</file>